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47428" officeooo:paragraph-rsid="00047428"/>
    </style:style>
    <style:style style:name="P2" style:family="paragraph" style:parent-style-name="Standard">
      <style:text-properties fo:font-style="normal" officeooo:rsid="00047428" officeooo:paragraph-rsid="00047428" style:font-style-asian="normal" style:font-style-complex="normal"/>
    </style:style>
    <style:style style:name="P3" style:family="paragraph" style:parent-style-name="Standard">
      <style:text-properties fo:font-style="normal" officeooo:rsid="0004f73f" officeooo:paragraph-rsid="0004f73f" style:font-style-asian="normal" style:font-style-complex="normal"/>
    </style:style>
    <style:style style:name="P4" style:family="paragraph" style:parent-style-name="Standard">
      <style:text-properties fo:font-style="normal" officeooo:rsid="00060d42" officeooo:paragraph-rsid="00060d42" style:font-style-asian="normal" style:font-style-complex="normal"/>
    </style:style>
    <style:style style:name="P5" style:family="paragraph" style:parent-style-name="Standard">
      <style:text-properties fo:font-style="normal" officeooo:rsid="00064432" officeooo:paragraph-rsid="00060d4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4f73f"/>
    </style:style>
    <style:style style:name="T5" style:family="text">
      <style:text-properties officeooo:rsid="00064432"/>
    </style:style>
    <style:style style:name="T6" style:family="text">
      <style:text-properties officeooo:rsid="00068353"/>
    </style:style>
    <style:style style:name="T7" style:family="text">
      <style:text-properties officeooo:rsid="0006c7b4"/>
    </style:style>
    <style:style style:name="T8" style:family="text">
      <style:text-properties officeooo:rsid="00080f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HashCode2 così come GenerateAndDownloadHash (la versione web based) prevede tre modalità:</text:p>
      <text:p text:style-name="P1"/>
      <text:p text:style-name="P1">1) Scansione delle sottocartelle con algoritmo non ricorsivo che fa uso di una coda (java.util.Queue)</text:p>
      <text:p text:style-name="P1">2) Scansione delle sottocartelle con algoritmo ricorsivo che fa chiamate ricorsive</text:p>
      <text:p text:style-name="P1">3) Non scansionare le sottocartelle</text:p>
      <text:p text:style-name="P1"/>
      <text:p text:style-name="P1">Nel file src/config.properties c’è la configurazione della servlet: la chiave <text:span text:style-name="T1">folder </text:span><text:span text:style-name="T3">indica quale cartella deve essere processata/elaborata, la chiave </text:span><text:span text:style-name="T1">algorithm </text:span><text:span text:style-name="T3">indica con quale algoritmo devono essere generati gli hash. Le altre chiavi servono per la connessione/interrogazione del database (MySQL).</text:span></text:p>
      <text:p text:style-name="P1"><text:span text:style-name="T3"/></text:p>
      <text:p text:style-name="P1"><text:span text:style-name="T3">La servlet non prevede un token di sicurezza come il web service SOAP ma lascia un file temporaneo nel file system. Il web service SOAP prevede un token di sicurezza (UUID) che può essere utilizzato solamente una volta e non rimangono file temporanei nel file system.</text:span></text:p>
      <text:p text:style-name="P1"><text:span text:style-name="T3">I quattro parametri del web service sono: </text:span><text:span text:style-name="T1">folder, algorithm, modeParam e token.</text:span></text:p>
      <text:p text:style-name="P2"><text:span text:style-name="T1">Folder</text:span> corrisponde alla chiave <text:span text:style-name="T1">folder</text:span> del file src/config.properties, <text:span text:style-name="T2">algorithm</text:span> corrisponde alla chiave <text:span text:style-name="T1">algorithm</text:span> del file src/config.properties, <text:span text:style-name="T1">modeParam</text:span> può avere tre valori:</text:p>
      <text:p text:style-name="P2"/>
      <text:p text:style-name="P2">1) <text:span text:style-name="T4">not-recursive</text:span></text:p>
      <text:p text:style-name="P3">2) recursive</text:p>
      <text:p text:style-name="P3">3) no-subfolders</text:p>
      <text:p text:style-name="P3"/>
      <text:p text:style-name="P3"><text:span text:style-name="T1">Token</text:span> deve corrispondere ad un <text:span text:style-name="T1">token</text:span> valido e non precedentemente utilizzato nella tabella token_table. Esiste una gestione basilare dei permessi: ad ogni <text:span text:style-name="T1">token</text:span> è associata una “<text:span text:style-name="T1">base_dir</text:span>” quindi il parameto <text:span text:style-name="T1">folder </text:span>deve essere uguale a <text:span text:style-name="T1">base_dir</text:span> oppure ad una sottocartella di <text:span text:style-name="T1">base_dir</text:span>, ad esempio, se <text:span text:style-name="T1">base_dir</text:span> ha valore “/home/davide”, <text:span text:style-name="T1">folder</text:span> deve essere “/home/davide” oppure una qualsiasi sottocartella come ad esempio “/home/davide/Documenti” oppure “/home/davide/temp”.</text:p>
      <text:p text:style-name="P3">Questa gestione basilare dei permessi è implementata nel metodo isAllowed() mentre il metodo checkToken() si occupa di verificare se il parametro <text:span text:style-name="T1">token corrisponde ad un token valido.</text:span></text:p>
      <text:p text:style-name="P3"><text:span text:style-name="T1"/></text:p>
      <text:p text:style-name="P4">La servlet <text:span text:style-name="T5">permette di scaricare</text:span> un file in formato zip (ad esempio, SHA1SUMS.zip) che contiene <text:span text:style-name="T6">uno o più file:</text:span> il file dei checksum (ad esempio SHA1SUMS) <text:span text:style-name="T6">e, se è</text:span> installato GnuPG <text:span text:style-name="T6">ed</text:span> è presente una coppia di chiavi RSA o DSA <text:span text:style-name="T6">verrà</text:span> richiesta la password della chiave per poter firmare il file contenente i checksum, il risultato è <text:span text:style-name="T7">un secondo file contenente la</text:span> firma gpg <text:span text:style-name="T8">separata (detached) e il file si chiamerà, se ad esempio è stato utilizzato l’algoritmo SHA-1, SHA1SUMS.asc.</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5:45:00.866756200</meta:creation-date>
    <dc:date>2017-08-22T16:26:35.905445661</dc:date>
    <meta:editing-duration>PT10M53S</meta:editing-duration>
    <meta:editing-cycles>4</meta:editing-cycles>
    <meta:generator>LibreOffice/5.3.4.1$Linux_X86_64 LibreOffice_project/30$Build-1</meta:generator>
    <meta:document-statistic meta:table-count="0" meta:image-count="0" meta:object-count="0" meta:page-count="1" meta:paragraph-count="14" meta:word-count="337" meta:character-count="2308" meta:non-whitespace-character-count="1985"/>
  </office:meta>
</office:document-meta>
</file>